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/>
    <style:font-face style:name="Verdana" svg:font-family="Verdana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9.399cm" style:rel-width="100%" table:align="left"/>
    </style:style>
    <style:style style:name="Table2.A" style:family="table-column">
      <style:table-column-properties style:column-width="11.938cm" style:rel-column-width="40329*"/>
    </style:style>
    <style:style style:name="Table2.B" style:family="table-column">
      <style:table-column-properties style:column-width="7.461cm" style:rel-column-width="25205*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9.399cm" table:align="left"/>
    </style:style>
    <style:style style:name="Table3.A" style:family="table-column">
      <style:table-column-properties style:column-width="2.549cm"/>
    </style:style>
    <style:style style:name="Table3.B" style:family="table-column">
      <style:table-column-properties style:column-width="0.386cm"/>
    </style:style>
    <style:style style:name="Table3.C" style:family="table-column">
      <style:table-column-properties style:column-width="16.464cm"/>
    </style:style>
    <style:style style:name="Table3.A1" style:family="table-cell">
      <style:table-cell-properties style:vertical-align="middle" fo:padding="0.049cm" fo:border="none"/>
    </style:style>
    <style:style style:name="Table3.A2" style:family="table-cell">
      <style:table-cell-properties style:vertical-align="" fo:padding="0.049cm" fo:border="none"/>
    </style:style>
    <style:style style:name="Table4" style:family="table">
      <style:table-properties style:width="13.388cm" table:align="left"/>
    </style:style>
    <style:style style:name="Table4.A" style:family="table-column">
      <style:table-column-properties style:column-width="3.055cm"/>
    </style:style>
    <style:style style:name="Table4.B" style:family="table-column">
      <style:table-column-properties style:column-width="10.33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4.002cm" table:align="left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12.81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0.507cm" table:align="left"/>
    </style:style>
    <style:style style:name="Table6.A" style:family="table-column">
      <style:table-column-properties style:column-width="3.776cm"/>
    </style:style>
    <style:style style:name="Table6.B" style:family="table-column">
      <style:table-column-properties style:column-width="6.73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9.874cm" table:align="left"/>
    </style:style>
    <style:style style:name="Table7.A" style:family="table-column">
      <style:table-column-properties style:column-width="2.958cm"/>
    </style:style>
    <style:style style:name="Table7.B" style:family="table-column">
      <style:table-column-properties style:column-width="6.916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4.143cm" table:align="left"/>
    </style:style>
    <style:style style:name="Table8.A" style:family="table-column">
      <style:table-column-properties style:column-width="4.431cm"/>
    </style:style>
    <style:style style:name="Table8.B" style:family="table-column">
      <style:table-column-properties style:column-width="9.712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5.472cm" table:align="left"/>
    </style:style>
    <style:style style:name="Table9.A" style:family="table-column">
      <style:table-column-properties style:column-width="1.734cm"/>
    </style:style>
    <style:style style:name="Table9.B" style:family="table-column">
      <style:table-column-properties style:column-width="3.73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9.399cm" table:align="left"/>
    </style:style>
    <style:style style:name="Table10.A" style:family="table-column">
      <style:table-column-properties style:column-width="2.26cm"/>
    </style:style>
    <style:style style:name="Table10.B" style:family="table-column">
      <style:table-column-properties style:column-width="0.339cm"/>
    </style:style>
    <style:style style:name="Table10.C" style:family="table-column">
      <style:table-column-properties style:column-width="16.801cm"/>
    </style:style>
    <style:style style:name="Table10.A1" style:family="table-cell">
      <style:table-cell-properties style:vertical-align="middle" fo:padding="0.049cm" fo:border="none"/>
    </style:style>
    <style:style style:name="Table10.B5" style:family="table-cell">
      <style:table-cell-properties style:vertical-align="" fo:padding="0.049cm" fo:border="none"/>
    </style:style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sans-serif" fo:letter-spacing="normal" fo:font-style="normal" fo:font-weight="normal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style:font-name="Liberation Sans"/>
    </style:style>
    <style:style style:name="P6" style:family="paragraph" style:parent-style-name="Table_20_Contents">
      <style:text-properties style:font-name="Liberation Sans" fo:font-size="2pt" style:font-size-asian="2pt" style:font-size-complex="2pt"/>
    </style:style>
    <style:style style:name="P7" style:family="paragraph" style:parent-style-name="Table_20_Contents">
      <style:text-properties fo:color="#000000"/>
    </style:style>
    <style:style style:name="P8" style:family="paragraph" style:parent-style-name="Table_20_Contents">
      <style:paragraph-properties fo:text-align="end" style:justify-single-word="false"/>
      <style:text-properties fo:color="#000000"/>
    </style:style>
    <style:style style:name="P9" style:family="paragraph" style:parent-style-name="Table_20_Contents">
      <style:text-properties fo:color="#000000" style:font-name="Liberation Sans"/>
    </style:style>
    <style:style style:name="P10" style:family="paragraph" style:parent-style-name="Table_20_Contents">
      <style:text-properties fo:color="#000000" fo:font-size="2pt" style:font-size-asian="2pt" style:font-size-complex="2pt"/>
    </style:style>
    <style:style style:name="P11" style:family="paragraph" style:parent-style-name="Heading_20_1">
      <style:paragraph-properties fo:text-align="center" style:justify-single-word="false" fo:orphans="2" fo:widows="2"/>
      <style:text-properties fo:font-variant="normal" fo:text-transform="none" fo:color="#000000" style:font-name="Liberation Sans" fo:font-size="20.25pt" fo:letter-spacing="normal" fo:font-style="normal" style:text-underline-style="solid" style:text-underline-width="auto" style:text-underline-color="font-color" fo:font-weight="normal"/>
    </style:style>
    <style:style style:name="P12" style:family="paragraph" style:parent-style-name="Heading_20_2">
      <style:paragraph-properties fo:text-align="center" style:justify-single-word="false" fo:orphans="2" fo:widows="2" fo:background-color="#e8e8ff" fo:padding="0cm" fo:border="none">
        <style:background-image/>
      </style:paragraph-properties>
      <style:text-properties fo:font-variant="normal" fo:text-transform="none" fo:color="#000000" style:font-name="Liberation Sans" fo:font-size="18pt" fo:letter-spacing="normal" fo:font-style="normal" fo:font-weight="normal"/>
    </style:style>
    <style:style style:name="P13" style:family="paragraph" style:parent-style-name="Heading_20_2">
      <style:paragraph-properties fo:text-align="center" style:justify-single-word="false" fo:orphans="2" fo:widows="2" fo:background-color="#e8e8ff" fo:padding="0cm" fo:border="none">
        <style:background-image/>
      </style:paragraph-properties>
      <style:text-properties style:font-name="Liberation Sans" officeooo:paragraph-rsid="000f8667"/>
    </style:style>
    <style:style style:name="T1" style:family="text">
      <style:text-properties fo:color="#008000" style:font-name="Verdana" fo:font-size="6.75pt"/>
    </style:style>
    <style:style style:name="T2" style:family="text">
      <style:text-properties fo:font-size="14.25pt" fo:font-weight="bold"/>
    </style:style>
    <style:style style:name="T3" style:family="text">
      <style:text-properties fo:font-weight="bold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Liberation Sans"/>
    </style:style>
    <style:style style:name="T7" style:family="text">
      <style:text-properties fo:color="#000080" style:font-name="Liberation Sans" fo:font-weight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/>
    </style:style>
    <style:style style:name="T10" style:family="text">
      <style:text-properties fo:font-variant="normal" fo:text-transform="none"/>
    </style:style>
    <style:style style:name="T11" style:family="text">
      <style:text-properties fo:font-variant="normal" fo:text-transform="none" fo:color="#000000" style:font-name="sans-serif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4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5" style:family="text">
      <style:text-properties fo:font-variant="normal" fo:text-transform="none" fo:color="#000080" style:font-name="sans-serif" fo:letter-spacing="normal" fo:font-style="normal" fo:font-weight="normal"/>
    </style:style>
    <style:style style:name="T16" style:family="text">
      <style:text-properties fo:font-variant="normal" fo:text-transform="none" fo:color="#000080" fo:letter-spacing="normal" fo:font-style="normal" fo:font-weight="normal"/>
    </style:style>
    <style:style style:name="T17" style:family="text">
      <style:text-properties fo:font-variant="normal" fo:text-transform="none" fo:color="#000080" style:font-name="Liberation Serif" fo:letter-spacing="normal" fo:font-style="normal" fo:font-weight="normal"/>
    </style:style>
    <style:style style:name="T18" style:family="text">
      <style:text-properties fo:font-variant="normal" fo:text-transform="none" fo:color="#000080" style:font-name="Liberation Sans" fo:letter-spacing="normal" fo:font-style="normal" fo:font-weight="normal"/>
    </style:style>
    <style:style style:name="T19" style:family="text">
      <style:text-properties fo:font-variant="normal" fo:text-transform="none" style:use-window-font-color="true" style:font-name="Liberation Sans" fo:letter-spacing="normal" fo:font-style="normal" fo:font-weight="normal"/>
    </style:style>
    <style:style style:name="T20" style:family="text">
      <style:text-properties fo:color="#000000"/>
    </style:style>
    <style:style style:name="T21" style:family="text">
      <style:text-properties fo:color="#000000" style:font-name="Liberation Sans"/>
    </style:style>
    <style:style style:name="T22" style:family="text">
      <style:text-properties style:font-name="sans-serif"/>
    </style:style>
    <style:style style:name="T23" style:family="text">
      <style:text-properties fo:letter-spacing="normal"/>
    </style:style>
    <style:style style:name="T24" style:family="text">
      <style:text-properties fo:font-style="normal"/>
    </style:style>
    <style:style style:name="T25" style:family="text">
      <style:text-properties fo:font-weight="normal"/>
    </style:style>
    <style:style style:name="T26" style:family="text">
      <style:text-properties fo:font-size="18pt"/>
    </style:style>
    <style:style style:name="T27" style:family="text">
      <style:text-properties style:font-name="Liberation Sans"/>
    </style:style>
    <style:style style:name="T28" style:family="text">
      <style:text-properties style:font-name="Liberation Sans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span text:style-name="T2">Benoît Lubek</text:span><text:span text:style-name="T3"><text:line-break/>19 avenue de Choisy<text:line-break/>75013 Paris</text:span><text:line-break/>32 ans, nationalité française, célibataire.</text:p>
          </table:table-cell>
          <table:table-cell table:style-name="Table2.A1" office:value-type="string">
            <text:p text:style-name="P8"><text:span text:style-name="T27">Tél : 06 07 17 00 95<text:line-break/>Email : </text:span><text:span text:style-name="T27">blubek@jraf.org</text:span><text:span text:style-name="T27"><text:line-break/>Web : </text:span><text:span text:style-name="T27">jraf.org/blubek</text:span></text:p>
          </table:table-cell>
        </table:table-row>
      </table:table>
      <text:h text:style-name="P11" text:outline-level="1">INGÉNIEUR DÉVELOPPEMENT</text:h>
      <text:h text:style-name="P12" text:outline-level="2">EXPERIENCE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Juin 2008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7"><text:span text:style-name="T28">Vox Mobili</text:span><text:span text:style-name="T28">, éditeur de logiciels à Paris.</text:span></text:p>
          </table:table-cell>
        </table:table-row>
        <table:table-row>
          <table:table-cell table:style-name="Table3.A2" office:value-type="string">
            <text:p text:style-name="P5">actuellement </text:p>
          </table:table-cell>
          <table:table-cell table:style-name="Table3.A2" office:value-type="string">
            <text:p text:style-name="P5"> . </text:p>
          </table:table-cell>
          <table:table-cell table:style-name="Table3.A1" office:value-type="string">
            <text:p text:style-name="P5">Développement Android sur l'application Phonebook 2.0 (carnet d'adresses synchronisé et social).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2" office:value-type="string">
            <text:p text:style-name="P5"> . </text:p>
          </table:table-cell>
          <table:table-cell table:style-name="Table3.A1" office:value-type="string">
            <text:p text:style-name="P5">Conception et réalisation d'un moteur générique s'intégrant avec divers réseaux sociaux (Twitter, Facebook, LinkedIn, MySpace, ...) et encadrement de développeurs réalisant des connecteurs pour ce moteur.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2" office:value-type="string">
            <text:p text:style-name="P5"> . </text:p>
          </table:table-cell>
          <table:table-cell table:style-name="Table3.A1" office:value-type="string">
            <text:p text:style-name="P5">Fonctionalités de présence / chat avec le protocole RCS.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2" office:value-type="string">
            <text:p text:style-name="P5"> . </text:p>
          </table:table-cell>
          <table:table-cell table:style-name="Table3.A1" office:value-type="string">
            <text:p text:style-name="P5">Développement côté serveur sur le produit PIM (carnet d'adresses, calendrier, tâches, photos / vidéos, etc. synchronisés).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2" office:value-type="string">
            <text:p text:style-name="P5"> . </text:p>
          </table:table-cell>
          <table:table-cell table:style-name="Table3.A1" office:value-type="string">
            <text:p text:style-name="P5">Customisations pour les clients : T-Mobile, Bouygues Telecom, Orange, Telstra.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5"><text:span text:style-name="T8">Environnement :</text:span> <text:span text:style-name="T9">Android, Java, J2EE (JSP/Servlets/Taglibs), Tiles, Javascript, Ajax, JSON, SOAP, Axis, LDAP, SyncML, Oracle, Tomcat, Subversion, Eclipse.</text:span></text:p>
          </table:table-cell>
        </table:table-row>
        <table:table-row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5">Jan. 2006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7"><text:span text:style-name="T28">Oalia</text:span><text:span text:style-name="T28">, éditeur de logiciels à Suresnes.</text:span></text:p>
          </table:table-cell>
        </table:table-row>
        <table:table-row>
          <table:table-cell table:style-name="Table3.A1" office:value-type="string">
            <text:p text:style-name="P5">Mai 2008</text:p>
          </table:table-cell>
          <table:table-cell table:style-name="Table3.A1" office:value-type="string">
            <text:p text:style-name="P5"> . </text:p>
          </table:table-cell>
          <table:table-cell table:style-name="Table3.A1" office:value-type="string">
            <text:p text:style-name="P5">Maintenance et évolutions sur le Framework interne.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5"> . </text:p>
          </table:table-cell>
          <table:table-cell table:style-name="Table3.A1" office:value-type="string">
            <text:p text:style-name="P5">Développement sur les produits OSRM / OSPM v3 et v4 (progiciels de gestion d’achats).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2" office:value-type="string">
            <text:p text:style-name="P5"> . </text:p>
          </table:table-cell>
          <table:table-cell table:style-name="Table3.A1" office:value-type="string">
            <text:p text:style-name="P5">Conception et développement du module Portail Fournisseur (application distante communiquant en Web Services).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5"><text:span text:style-name="T8">Environnement :</text:span> <text:span text:style-name="T9">Java, J2EE, Hibernate, Turbine, Velocity, Ajax, SOAP, Axis, Oracle, Tomcat, Weblogic, Subversion, Maven, Eclipse.</text:span></text:p>
          </table:table-cell>
        </table:table-row>
        <table:table-row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5">Nov. 2003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7"><text:span text:style-name="T28">Pegasis</text:span><text:span text:style-name="T28">, SSII et éditeur de logiciels à Paris.</text:span></text:p>
          </table:table-cell>
        </table:table-row>
        <table:table-row>
          <table:table-cell table:style-name="Table3.A2" office:value-type="string">
            <text:p text:style-name="P5">Déc. 2005</text:p>
          </table:table-cell>
          <table:table-cell table:style-name="Table3.A2" office:value-type="string">
            <text:p text:style-name="P5"> . </text:p>
          </table:table-cell>
          <table:table-cell table:style-name="Table3.A1" office:value-type="string">
            <text:p text:style-name="P5">Développement d'applications Web (internet/intranet) pour les clients : France Télécom, l'Apec, Casino, Le Mémorial de la Shoah, Planète TP.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2" office:value-type="string">
            <text:p text:style-name="P5"> . </text:p>
          </table:table-cell>
          <table:table-cell table:style-name="Table3.A1" office:value-type="string">
            <text:p text:style-name="P5">Utilisation du framework interne Pegasis (Modèle MVC2) et de l'outil de gestion de contenu Délia.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5"><text:span text:style-name="T8">Environnement :</text:span> <text:span text:style-name="T9">Java, J2EE (JSP/Servlets/Taglibs), Tiles, SQL, Oracle, CVS, Tomcat, Ant, IntelliJ, Eclipse.</text:span></text:p>
          </table:table-cell>
        </table:table-row>
        <table:table-row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5">Sep. 2001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7"><text:span text:style-name="T28">Icom Informatique</text:span><text:span text:style-name="T28">, éditeur de logiciels à Charenton.</text:span></text:p>
          </table:table-cell>
        </table:table-row>
        <table:table-row>
          <table:table-cell table:style-name="Table3.A2" office:value-type="string">
            <text:p text:style-name="P5">Août 2003</text:p>
          </table:table-cell>
          <table:table-cell table:style-name="Table3.A2" office:value-type="string">
            <text:p text:style-name="P5"> . </text:p>
          </table:table-cell>
          <table:table-cell table:style-name="Table3.A1" office:value-type="string">
            <text:p text:style-name="P5">Développement sur les produits et composants (connectivité et revamping d’applications mainframes).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2" office:value-type="string">
            <text:p text:style-name="P5"> . </text:p>
          </table:table-cell>
          <table:table-cell table:style-name="Table3.A1" office:value-type="string">
            <text:p text:style-name="P5">Conception et réalisation du module d'administration côté client du produit WMA Open Server.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2" office:value-type="string">
            <text:p text:style-name="P5"> . </text:p>
          </table:table-cell>
          <table:table-cell table:style-name="Table3.A1" office:value-type="string">
            <text:p text:style-name="P5">Portage en Java d'un langage de scripting propriétaire.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5"><text:span text:style-name="T8">Environnement :</text:span> <text:span text:style-name="T9">Java, JSP/Servlets, Applets, Swing, Java web start, JavaCC, XML, LDAP, SSL, Visual SourceSafe, Ant, IntelliJ.</text:span></text:p>
          </table:table-cell>
        </table:table-row>
        <table:table-row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5">Jan. 2001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7"><text:span text:style-name="T28">Aston</text:span><text:span text:style-name="T28">, SSII à Vélizy.</text:span></text:p>
          </table:table-cell>
        </table:table-row>
        <table:table-row>
          <table:table-cell table:style-name="Table3.A2" office:value-type="string">
            <text:p text:style-name="P5">Juil. 2001</text:p>
          </table:table-cell>
          <table:table-cell table:style-name="Table3.A2" office:value-type="string">
            <text:p text:style-name="P5"> . </text:p>
          </table:table-cell>
          <table:table-cell table:style-name="Table3.A1" office:value-type="string">
            <text:p text:style-name="P7"><text:span text:style-name="T27">Stage de fin d'études de 6 mois chez </text:span><text:span text:style-name="T27">Accor Services</text:span><text:span text:style-name="T27"> : étude et évaluation des systèmes ouverts pour cartes à puces et réalisation de prototypes.</text:span>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5"><text:span text:style-name="T8">Environnement :</text:span> <text:span text:style-name="T9">Java, JavaCard, OpenCard Platform, Rational Rose, JBuilder, Gemplus GemXPresso.</text:span></text:p>
            <text:p text:style-name="P5"><text:span text:style-name="T9"/></text:p>
            <text:p text:style-name="P5"><text:span text:style-name="T9"/></text:p>
          </table:table-cell>
        </table:table-row>
      </table:table>
      <text:h text:style-name="P13" text:outline-level="2"><text:soft-page-break/>COMPETENCE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<text:span text:style-name="T8">Programmation</text:span> :</text:p>
          </table:table-cell>
          <table:table-cell table:style-name="Table4.A1" office:value-type="string">
            <text:p text:style-name="P7">Maîtrise du langage Java.</text:p>
          </table:table-cell>
        </table:table-row>
        <table:table-row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7">Très bonne connaissance de la plateforme Android.</text:p>
          </table:table-cell>
        </table:table-row>
        <table:table-row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7">Bonne connaissance des langages C++, C, C#, Ada, Pascal.</text:p>
          </table:table-cell>
        </table:table-row>
        <table:table-row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7">Environnements Eclipse, IntelliJ.</text:p>
          </table:table-cell>
        </table:table-row>
        <table:table-row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7">Autres connaissances : Shell, Perl, TCL, assembleur.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<text:span text:style-name="T8">Web</text:span> :</text:p>
          </table:table-cell>
          <table:table-cell table:style-name="Table5.A1" office:value-type="string">
            <text:p text:style-name="P7">Très bonne connaissance de HTML, CSS, Javascript, XML, XSL/T, Ajax.</text:p>
          </table:table-cell>
        </table:table-row>
        <table:table-row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7">Frameworks: JSP/Servlets, Struts, Turbine.</text:p>
          </table:table-cell>
        </table:table-row>
        <table:table-row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7">Autres connaissances : Applets, Velocity, FreeMarker, PHP, Flash.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<text:span text:style-name="T8">Bases de données</text:span> :</text:p>
          </table:table-cell>
          <table:table-cell table:style-name="Table6.A1" office:value-type="string">
            <text:p text:style-name="P7">Langage SQL ; Oracle, MySQL et DB2.</text:p>
          </table:table-cell>
        </table:table-row>
        <table:table-row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7">JPA, Hibernate, JDBC.</text:p>
          </table:table-cell>
        </table:table-row>
      </table:table>
      <text:p text:style-name="P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<text:span text:style-name="T8">Méthodologies</text:span> :</text:p>
          </table:table-cell>
          <table:table-cell table:style-name="Table7.A1" office:value-type="string">
            <text:p text:style-name="P7">UML ; Rational Rose, Power Designer.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<text:span text:style-name="T8">Systèmes d'exploitation</text:span> :</text:p>
          </table:table-cell>
          <table:table-cell table:style-name="Table8.A1" office:value-type="string">
            <text:p text:style-name="P7">Bonne connaissance de Linux / Unix ; Windows ; DOS.</text:p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<text:span text:style-name="T8">Anglais</text:span> :</text:p>
          </table:table-cell>
          <table:table-cell table:style-name="Table9.A1" office:value-type="string">
            <text:p text:style-name="P7">Courant écrit et oral.</text:p>
          </table:table-cell>
        </table:table-row>
      </table:table>
      <text:p text:style-name="P1"><text:line-break/></text:p>
      <text:h text:style-name="P12" text:outline-level="2">FORMATION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8">2005</text:p>
          </table:table-cell>
          <table:table-cell table:style-name="Table10.A1" office:value-type="string">
            <text:p text:style-name="P7"> . </text:p>
          </table:table-cell>
          <table:table-cell table:style-name="Table10.A1" office:value-type="string">
            <text:p text:style-name="P7">Formation .NET et C# agréée Microsoft (MS-2349, une semaine).</text:p>
          </table:table-cell>
        </table:table-row>
        <table:table-row>
          <table:table-cell table:style-name="Table10.A1" office:value-type="string">
            <text:p text:style-name="P7"> 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10"/>
          </table:table-cell>
        </table:table-row>
        <table:table-row>
          <table:table-cell table:style-name="Table10.A1" office:value-type="string">
            <text:p text:style-name="P8">1998 - 2001</text:p>
          </table:table-cell>
          <table:table-cell table:style-name="Table10.A1" office:value-type="string">
            <text:p text:style-name="P7"> . </text:p>
          </table:table-cell>
          <table:table-cell table:style-name="Table10.A1" office:value-type="string">
            <text:p text:style-name="P7">Ingénierie informatique à l'EPITA (Ecole Pour l'Informatique et les Techniques Avancées), Paris.</text:p>
          </table:table-cell>
        </table:table-row>
        <table:table-row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7"> . </text:p>
          </table:table-cell>
          <table:table-cell table:style-name="Table10.A1" office:value-type="string">
            <text:p text:style-name="P7">Spécialité Systèmes d'Information / Génie Logiciel.</text:p>
          </table:table-cell>
        </table:table-row>
        <table:table-row>
          <table:table-cell table:style-name="Table10.A1" office:value-type="string">
            <text:p text:style-name="P10"/>
          </table:table-cell>
          <table:table-cell table:style-name="Table10.B5" office:value-type="string">
            <text:p text:style-name="P7"> . </text:p>
          </table:table-cell>
          <table:table-cell table:style-name="Table10.A1" office:value-type="string">
            <text:p text:style-name="P7">Projet de fin d'année réalisé en équipe : système de gestion de documentation projet (Workflow), environnement Visual J++.</text:p>
          </table:table-cell>
        </table:table-row>
        <table:table-row>
          <table:table-cell table:style-name="Table10.A1" office:value-type="string">
            <text:p text:style-name="P7"> 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10"/>
          </table:table-cell>
        </table:table-row>
        <table:table-row>
          <table:table-cell table:style-name="Table10.B5" office:value-type="string">
            <text:p text:style-name="P8">1996 - 1998</text:p>
          </table:table-cell>
          <table:table-cell table:style-name="Table10.B5" office:value-type="string">
            <text:p text:style-name="P7"> . </text:p>
          </table:table-cell>
          <table:table-cell table:style-name="Table10.A1" office:value-type="string">
            <text:p text:style-name="P7">Diplôme Universitaire Technologique informatique, option Génie Informatique, à l'I.U.T. de Vélizy.</text:p>
          </table:table-cell>
        </table:table-row>
        <table:table-row>
          <table:table-cell table:style-name="Table10.A1" office:value-type="string">
            <text:p text:style-name="P10"/>
          </table:table-cell>
          <table:table-cell table:style-name="Table10.B5" office:value-type="string">
            <text:p text:style-name="P7"> . </text:p>
          </table:table-cell>
          <table:table-cell table:style-name="Table10.A1" office:value-type="string">
            <text:p text:style-name="P7">Projet de fin de cycle réalisé en équipe : portage sous Windows 9x/NT d'un logiciel pédagogique (environnement Delphi).</text:p>
          </table:table-cell>
        </table:table-row>
        <table:table-row>
          <table:table-cell table:style-name="Table10.A1" office:value-type="string">
            <text:p text:style-name="P7"> 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10"/>
          </table:table-cell>
        </table:table-row>
        <table:table-row>
          <table:table-cell table:style-name="Table10.A1" office:value-type="string">
            <text:p text:style-name="P8">1996</text:p>
          </table:table-cell>
          <table:table-cell table:style-name="Table10.A1" office:value-type="string">
            <text:p text:style-name="P7"> . </text:p>
          </table:table-cell>
          <table:table-cell table:style-name="Table10.A1" office:value-type="string">
            <text:p text:style-name="P7">Baccalauréat général, série Scientifique, option Mathématiques.</text:p>
          </table:table-cell>
        </table:table-row>
        <table:table-row>
          <table:table-cell table:style-name="Table10.A1" office:value-type="string">
            <text:p text:style-name="P7"> 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10"/>
          </table:table-cell>
        </table:table-row>
      </table:table>
      <text:p text:style-name="P1"><text:line-break/></text:p>
      <text:h text:style-name="P12" text:outline-level="2">LOISIRS</text:h>
      <text:p text:style-name="P2"><text:span text:style-name="T14">Lectures (science, science-fiction), musique (guitare basse), cinéma, jeux vidéos, roller.<text:line-break/>Développement d'applications Android (http://jraf.org/android/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/>
    <style:font-face style:name="Verdana" svg:font-family="Verdana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ans2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801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D </meta:initial-creator>
    <meta:creation-date>2011-01-09T02:38:58</meta:creation-date>
    <dc:date>2011-01-09T12:35:44</dc:date>
    <dc:creator>BoD </dc:creator>
    <meta:editing-duration>PT09H56M48S</meta:editing-duration>
    <meta:editing-cycles>6</meta:editing-cycles>
    <meta:generator>OpenOffice.org/3.2$Linux OpenOffice.org_project/320m19$Build-9505</meta:generator>
    <meta:document-statistic meta:table-count="9" meta:image-count="0" meta:object-count="0" meta:page-count="2" meta:paragraph-count="103" meta:word-count="575" meta:character-count="4054"/>
  </office:meta>
</office:document-meta>
</file>